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5-06-30 20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5-03-13 21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5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5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5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5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5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5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5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5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5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5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5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5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5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5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5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5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5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5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5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5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5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5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5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5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5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5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5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5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5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5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5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5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5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5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5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5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5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5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5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5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5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5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5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5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5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5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5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5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5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5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5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5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5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5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5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5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5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5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5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5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5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5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5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5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5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5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5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5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5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4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4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4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4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4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4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4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4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4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4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4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4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4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4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4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4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4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4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4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4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4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4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4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4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4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4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4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4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4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4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4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4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4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4-11-26 18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4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4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4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4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4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4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4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4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4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4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4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4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4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4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4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4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4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4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4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4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4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4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4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4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4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4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4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4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4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4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4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4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4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4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4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4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4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4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4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4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4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4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4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4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4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4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4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4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4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4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4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4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4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4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4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4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4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4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4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4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4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4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4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4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4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4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4-09-18 19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4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4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4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4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4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4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4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4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4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4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4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4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4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4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4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4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4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4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4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4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4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4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4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4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4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4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4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4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4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4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4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4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4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4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4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4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4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4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4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4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4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4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4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4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4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4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4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4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4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4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4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4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4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4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4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4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4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4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4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4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4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4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4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4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4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4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4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4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4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4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4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4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4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4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4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4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4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4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4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4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4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4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4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4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4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4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4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4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4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4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4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4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4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4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4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4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4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4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4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4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4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4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4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4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4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4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4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4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4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4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4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4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4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4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4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4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4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4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4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4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4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4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4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4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4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4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4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4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4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4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4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4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4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4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4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4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4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4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4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4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4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4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4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4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4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4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4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4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4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4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4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4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4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4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4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4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4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4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4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4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4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4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4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4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4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4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4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4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4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4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4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4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4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4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4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4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4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4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4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4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4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4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4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4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4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4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4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4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4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4-03-06 20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4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4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4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4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4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4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4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4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4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4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4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4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4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4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4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4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4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4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4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4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4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4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4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4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4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4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4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4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4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4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4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4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4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4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4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4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4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4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4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4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4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4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4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4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4-01-18 17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4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4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4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4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4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4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4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4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4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4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4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4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4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4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4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4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4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3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3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3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3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3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3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3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3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3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3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3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3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3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3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3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3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3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3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3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3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3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3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3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3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3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3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3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3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3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3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3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3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3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3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3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3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3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3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3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3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3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3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3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3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3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3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3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3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3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3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3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3-11-08 18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3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3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3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3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3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3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3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3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3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3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3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3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3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3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3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3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3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3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3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3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3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3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3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3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3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3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3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3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3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3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3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3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3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3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3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3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3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3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3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3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3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3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3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3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3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3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3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3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3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3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3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3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3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3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3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3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3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3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3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3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3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3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3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3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3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3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3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3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3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3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3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3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3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3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3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3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3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3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3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3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3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3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3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3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3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3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3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3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3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3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3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3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3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3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3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3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3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3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3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3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3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3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3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3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3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3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3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3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3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3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3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3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3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3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3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3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3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3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3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3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3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3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3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3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3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3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3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3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3-06-27 18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3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3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3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3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3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3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3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3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3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3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3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3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3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3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3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3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3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3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3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3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3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3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3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3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3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3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3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3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3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3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3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3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3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3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3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3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3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3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3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3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3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3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3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3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3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3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3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3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3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3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3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3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3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3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3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3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3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3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3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3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3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3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3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3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3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3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3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3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3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3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3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3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3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3-04-12 23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3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3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3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3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3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3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3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3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3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3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3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3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3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3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3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3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3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3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3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3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3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3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3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3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3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3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3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3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3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3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3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3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3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3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3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3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3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3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3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3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3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3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3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3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3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3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3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3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3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3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3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3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3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3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3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3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3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3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3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3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3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3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3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3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3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3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3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3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3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3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3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3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3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3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3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3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3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3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3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3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3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3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3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3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3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3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3-01-12 19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3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3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3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3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3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3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3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3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3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3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3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2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2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2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2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2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2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2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2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2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2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2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2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2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2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2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2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2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2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2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2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2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2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2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2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2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2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2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2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2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2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2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2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2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2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2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2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2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2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2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2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2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2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2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2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2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2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2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2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2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2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2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2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2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2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2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2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2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2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2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2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2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2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2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2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2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2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2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2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2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2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2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2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2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2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2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2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2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2-10-12 00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2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2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2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2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2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2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2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2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2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2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2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2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2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2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2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2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2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2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2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2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2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2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2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2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2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2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2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2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2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2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2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2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2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2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2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2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2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2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2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2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2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2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2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2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2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2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6552" calcext:value-type="float">
            <text:p>0.6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2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2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2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2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2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2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2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2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2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2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2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2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2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2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2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2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2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2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2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2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2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2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2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2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2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2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2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2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2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2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2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2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2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2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2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2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2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2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2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2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2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2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2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2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2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2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2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2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2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2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2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2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2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2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2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2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2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2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2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2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2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2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2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2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2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2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2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2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2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2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2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2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2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2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2-06-09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2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2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2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2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2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2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2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2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2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2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2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2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2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2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2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2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2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2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2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2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2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2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2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2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2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2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2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2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2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2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2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2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2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2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2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2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2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2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2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2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2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2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2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2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2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2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2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2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2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2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2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2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2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2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2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2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2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2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2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2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2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2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2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2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2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2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2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2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2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2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2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2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2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2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2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2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2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2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2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2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2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2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2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2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2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2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2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2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2-03-09 22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2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2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2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2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2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2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2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2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2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2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2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2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2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2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2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2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2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2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2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2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2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2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2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2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2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2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2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2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2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2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2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2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2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2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2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2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2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2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2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2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2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2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2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2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2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2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2-01-19 22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2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2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2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2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2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2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2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2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2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2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2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2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2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2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2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2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2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2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1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1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1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1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1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1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1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1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1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1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1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1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1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1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1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1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1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1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1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1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1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1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1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1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1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1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1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1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1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1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1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1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1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1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1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1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1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1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1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1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1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1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1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1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1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1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1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1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1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1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1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1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1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1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1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1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1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1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1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1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1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1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1-10-27 21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1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1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1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1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1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1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1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1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1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1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1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1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1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1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1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1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1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1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1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1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1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1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1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1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1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1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1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1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1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1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1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1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1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1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1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1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1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1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1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1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1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1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1-09-13 20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1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1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1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1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1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1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1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1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1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1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1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1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1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1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1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1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1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1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1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1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1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1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1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1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1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1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1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1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1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1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1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1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1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1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1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1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1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1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1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1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1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1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1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1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1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1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1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1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1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1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1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1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1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1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1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1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1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1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1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1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1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1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1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1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1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1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1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1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1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1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1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1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1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1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1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1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1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1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1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1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1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1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1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1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1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1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1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1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1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1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1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1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1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1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1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1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1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1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1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1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1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1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1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1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1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1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1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1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1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1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1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1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1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1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1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1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1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1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1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1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1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1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1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1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1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1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1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1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1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1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1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1-04-30 22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1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1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1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1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1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1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1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1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1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1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1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1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1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1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1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1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1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1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1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1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1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1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1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1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1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1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1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1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1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1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1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1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1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1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1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1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1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1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1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1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1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1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1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1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1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1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1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1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1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1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1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1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1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1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1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1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1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1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1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1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1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1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1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1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1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1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1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1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1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1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1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1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1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1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1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1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1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1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1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1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1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1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1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1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1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1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7548" calcext:value-type="float">
            <text:p>1.717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18912" calcext:value-type="float">
            <text:p>1.821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840077419355" calcext:value-type="float">
            <text:p>1.928400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27648" calcext:value-type="float">
            <text:p>1.90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32103225807" calcext:value-type="float">
            <text:p>1.8803210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383174193548" calcext:value-type="float">
            <text:p>1.873831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88712" calcext:value-type="float">
            <text:p>1.788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412129032258" calcext:value-type="float">
            <text:p>1.634121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3304" calcext:value-type="float">
            <text:p>1.55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70967741936" calcext:value-type="float">
            <text:p>1.511709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425462068966" calcext:value-type="float">
            <text:p>1.56425462068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573" calcext:value-type="float">
            <text:p>1.5365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772490322581" calcext:value-type="float">
            <text:p>1.387724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3784" calcext:value-type="float">
            <text:p>1.57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4782" calcext:value-type="float">
            <text:p>1.6847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9808" calcext:value-type="float">
            <text:p>1.72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989" calcext:value-type="float">
            <text:p>1.8169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780516129032" calcext:value-type="float">
            <text:p>1.857805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1768" calcext:value-type="float">
            <text:p>1.77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14270967742" calcext:value-type="float">
            <text:p>1.621142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064541935484" calcext:value-type="float">
            <text:p>1.550645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196412903226" calcext:value-type="float">
            <text:p>1.531964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44485714286" calcext:value-type="float">
            <text:p>1.545444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9814" calcext:value-type="float">
            <text:p>1.559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4824" calcext:value-type="float">
            <text:p>1.62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697775" calcext:value-type="float">
            <text:p>1.726977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56608" calcext:value-type="float">
            <text:p>1.705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222993548387" calcext:value-type="float">
            <text:p>1.692229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842275" calcext:value-type="float">
            <text:p>1.858422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59984" calcext:value-type="float">
            <text:p>1.815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738322580645" calcext:value-type="float">
            <text:p>1.677383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275638709677" calcext:value-type="float">
            <text:p>1.602756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81367741936" calcext:value-type="float">
            <text:p>1.581813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920542857143" calcext:value-type="float">
            <text:p>1.589205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782" calcext:value-type="float">
            <text:p>1.607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365858064516" calcext:value-type="float">
            <text:p>1.643658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68216" calcext:value-type="float">
            <text:p>1.696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86935" calcext:value-type="float">
            <text:p>1.7386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61536" calcext:value-type="float">
            <text:p>1.686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36438709677" calcext:value-type="float">
            <text:p>1.514364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993425" calcext:value-type="float">
            <text:p>1.759934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32424" calcext:value-type="float">
            <text:p>1.863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591406451613" calcext:value-type="float">
            <text:p>1.745914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322477419355" calcext:value-type="float">
            <text:p>1.663224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576387096774" calcext:value-type="float">
            <text:p>1.625763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37914285714" calcext:value-type="float">
            <text:p>1.618379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601275" calcext:value-type="float">
            <text:p>1.626012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998012903226" calcext:value-type="float">
            <text:p>1.659980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182503225807" calcext:value-type="float">
            <text:p>1.7218250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417316129032" calcext:value-type="float">
            <text:p>1.754173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36008" calcext:value-type="float">
            <text:p>1.73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77375" calcext:value-type="float">
            <text:p>1.618773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343277419355" calcext:value-type="float">
            <text:p>1.803432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16296" calcext:value-type="float">
            <text:p>1.81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30625" calcext:value-type="float">
            <text:p>1.68830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756" calcext:value-type="float">
            <text:p>1.60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880619354839" calcext:value-type="float">
            <text:p>1.558806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351747368421" calcext:value-type="float">
            <text:p>1.553517473684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17824" calcext:value-type="float">
            <text:p>1.611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19070967742" calcext:value-type="float">
            <text:p>1.624190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44335483871" calcext:value-type="float">
            <text:p>1.67443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398542857143" calcext:value-type="float">
            <text:p>1.733985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342628571429" calcext:value-type="float">
            <text:p>1.723426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783875" calcext:value-type="float">
            <text:p>1.757838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80992" calcext:value-type="float">
            <text:p>1.708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310916129032" calcext:value-type="float">
            <text:p>1.623109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18038709677" calcext:value-type="float">
            <text:p>1.566180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34064516129" calcext:value-type="float">
            <text:p>1.533340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375257142857" calcext:value-type="float">
            <text:p>1.503752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71625" calcext:value-type="float">
            <text:p>1.53971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92825806452" calcext:value-type="float">
            <text:p>1.539928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51176" calcext:value-type="float">
            <text:p>1.52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000992" calcext:value-type="float">
            <text:p>1.3900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621066666667" calcext:value-type="float">
            <text:p>1.5162106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088851612903" calcext:value-type="float">
            <text:p>1.430888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77375" calcext:value-type="float">
            <text:p>1.618773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26128" calcext:value-type="float">
            <text:p>1.702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529548387097" calcext:value-type="float">
            <text:p>1.565295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00877419355" calcext:value-type="float">
            <text:p>1.459008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868571428571" calcext:value-type="float">
            <text:p>1.458685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651019354839" calcext:value-type="float">
            <text:p>1.476510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61675" calcext:value-type="float">
            <text:p>1.50561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75712" calcext:value-type="float">
            <text:p>1.547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69996" calcext:value-type="float">
            <text:p>1.596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71064" calcext:value-type="float">
            <text:p>1.537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663876923077" calcext:value-type="float">
            <text:p>1.476638769230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334658064516" calcext:value-type="float">
            <text:p>1.433346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8264" calcext:value-type="float">
            <text:p>1.70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724475" calcext:value-type="float">
            <text:p>1.57724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67935483871" calcext:value-type="float">
            <text:p>1.50679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457103448276" calcext:value-type="float">
            <text:p>1.49457103448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2845" calcext:value-type="float">
            <text:p>1.51428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599535483871" calcext:value-type="float">
            <text:p>1.535995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4264" calcext:value-type="float">
            <text:p>1.60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536085714286" calcext:value-type="float">
            <text:p>1.635360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77628571429" calcext:value-type="float">
            <text:p>1.475776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628193103448" calcext:value-type="float">
            <text:p>1.546281931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539380645161" calcext:value-type="float">
            <text:p>1.565393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0032" calcext:value-type="float">
            <text:p>1.575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893" calcext:value-type="float">
            <text:p>1.4298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68248" calcext:value-type="float">
            <text:p>1.366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676" calcext:value-type="float">
            <text:p>1.34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120993103448" calcext:value-type="float">
            <text:p>1.351209931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953522580645" calcext:value-type="float">
            <text:p>1.369535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57161290323" calcext:value-type="float">
            <text:p>1.402571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4776" calcext:value-type="float">
            <text:p>1.484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22905" calcext:value-type="float">
            <text:p>1.5622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22296" calcext:value-type="float">
            <text:p>1.532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043148387097" calcext:value-type="float">
            <text:p>1.510431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792525" calcext:value-type="float">
            <text:p>1.68792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5092" calcext:value-type="float">
            <text:p>1.62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269290322581" calcext:value-type="float">
            <text:p>1.512692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437225" calcext:value-type="float">
            <text:p>1.45437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23055483871" calcext:value-type="float">
            <text:p>1.412305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1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24628571429" calcext:value-type="float">
            <text:p>1.426246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24945454546" calcext:value-type="float">
            <text:p>1.453249454545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3944" calcext:value-type="float">
            <text:p>1.58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225316129032" calcext:value-type="float">
            <text:p>1.632253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4056" calcext:value-type="float">
            <text:p>1.46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793883870968" calcext:value-type="float">
            <text:p>1.427938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377090909091" calcext:value-type="float">
            <text:p>1.653770909090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362525" calcext:value-type="float">
            <text:p>1.57362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1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06109090909" calcext:value-type="float">
            <text:p>1.447061090909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8524" calcext:value-type="float">
            <text:p>1.398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10109090909" calcext:value-type="float">
            <text:p>1.386101090909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1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442262068966" calcext:value-type="float">
            <text:p>1.38442262068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176774193548" calcext:value-type="float">
            <text:p>1.361767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0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6065" calcext:value-type="float">
            <text:p>1.4236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90144516129" calcext:value-type="float">
            <text:p>1.529014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715825" calcext:value-type="float">
            <text:p>1.647158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704" calcext:value-type="float">
            <text:p>1.7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60696774194" calcext:value-type="float">
            <text:p>1.734606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987046153846" calcext:value-type="float">
            <text:p>1.659870461538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01416" calcext:value-type="float">
            <text:p>1.590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0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97058064516" calcext:value-type="float">
            <text:p>1.472970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46632" calcext:value-type="float">
            <text:p>1.39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18070588235" calcext:value-type="float">
            <text:p>1.356180705882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0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461828571429" calcext:value-type="float">
            <text:p>1.354618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0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57885" calcext:value-type="float">
            <text:p>1.35578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0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74864516129" calcext:value-type="float">
            <text:p>1.368748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0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738941935484" calcext:value-type="float">
            <text:p>1.407389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348541935484" calcext:value-type="float">
            <text:p>1.413485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0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67512" calcext:value-type="float">
            <text:p>1.33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0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921161290323" calcext:value-type="float">
            <text:p>1.189211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0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51657142857" calcext:value-type="float">
            <text:p>1.520516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0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28136" calcext:value-type="float">
            <text:p>1.632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0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904325" calcext:value-type="float">
            <text:p>1.489043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0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65504" calcext:value-type="float">
            <text:p>1.40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0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40335483871" calcext:value-type="float">
            <text:p>1.371403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0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194565517241" calcext:value-type="float">
            <text:p>1.351945655172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0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07275" calcext:value-type="float">
            <text:p>1.344072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0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221883870968" calcext:value-type="float">
            <text:p>1.382218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0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27784" calcext:value-type="float">
            <text:p>1.452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0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57225" calcext:value-type="float">
            <text:p>1.53057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0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93264" calcext:value-type="float">
            <text:p>1.51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0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81858064516" calcext:value-type="float">
            <text:p>1.399818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0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745858064516" calcext:value-type="float">
            <text:p>1.567458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0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278317241379" calcext:value-type="float">
            <text:p>1.562783172413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0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525" calcext:value-type="float">
            <text:p>1.533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0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2744" calcext:value-type="float">
            <text:p>1.48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99664516129" calcext:value-type="float">
            <text:p>1.447996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0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98951724138" calcext:value-type="float">
            <text:p>1.426989517241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0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633677419355" calcext:value-type="float">
            <text:p>1.416336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0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02735483871" calcext:value-type="float">
            <text:p>1.411027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0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4808" calcext:value-type="float">
            <text:p>1.408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0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63625" calcext:value-type="float">
            <text:p>1.3763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0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7392" calcext:value-type="float">
            <text:p>1.240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0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271070967742" calcext:value-type="float">
            <text:p>1.212710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0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669522580645" calcext:value-type="float">
            <text:p>1.506695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0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8552" calcext:value-type="float">
            <text:p>1.533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0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571075" calcext:value-type="float">
            <text:p>1.49571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0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58696" calcext:value-type="float">
            <text:p>1.44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0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52129032258" calcext:value-type="float">
            <text:p>1.405521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0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814628571429" calcext:value-type="float">
            <text:p>1.388146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0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39638709677" calcext:value-type="float">
            <text:p>1.389396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0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194116129032" calcext:value-type="float">
            <text:p>1.421941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0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95296" calcext:value-type="float">
            <text:p>1.519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0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397109677419" calcext:value-type="float">
            <text:p>1.513971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0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962787096774" calcext:value-type="float">
            <text:p>1.299627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0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054193548387" calcext:value-type="float">
            <text:p>1.140541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0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870225" calcext:value-type="float">
            <text:p>1.80870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0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90872" calcext:value-type="float">
            <text:p>1.73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0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7162" calcext:value-type="float">
            <text:p>1.6771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0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0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0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0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61353846154" calcext:value-type="float">
            <text:p>1.83161353846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0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1076" calcext:value-type="float">
            <text:p>1.751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0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09470967742" calcext:value-type="float">
            <text:p>1.618094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0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87472" calcext:value-type="float">
            <text:p>1.558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0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75255" calcext:value-type="float">
            <text:p>1.53752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0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353406896552" calcext:value-type="float">
            <text:p>1.5535340689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0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007277419355" calcext:value-type="float">
            <text:p>1.590072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0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910683870968" calcext:value-type="float">
            <text:p>1.629106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0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4848" calcext:value-type="float">
            <text:p>1.70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0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70175" calcext:value-type="float">
            <text:p>1.804701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0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89448" calcext:value-type="float">
            <text:p>1.81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0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74529032258" calcext:value-type="float">
            <text:p>1.673745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0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26270967742" calcext:value-type="float">
            <text:p>1.819262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0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757393548387" calcext:value-type="float">
            <text:p>1.777573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0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863251612903" calcext:value-type="float">
            <text:p>1.668632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0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516" calcext:value-type="float">
            <text:p>1.58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0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78193548387" calcext:value-type="float">
            <text:p>1.536781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0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83228571429" calcext:value-type="float">
            <text:p>1.542832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0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26715" calcext:value-type="float">
            <text:p>1.5626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0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413290322581" calcext:value-type="float">
            <text:p>1.604132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0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62552" calcext:value-type="float">
            <text:p>1.686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0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592567741936" calcext:value-type="float">
            <text:p>1.715925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0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35832" calcext:value-type="float">
            <text:p>1.643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0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833780645161" calcext:value-type="float">
            <text:p>1.498337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0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09574193548" calcext:value-type="float">
            <text:p>1.700095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0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30776" calcext:value-type="float">
            <text:p>1.713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0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135" calcext:value-type="float">
            <text:p>1.5881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0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0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9264" calcext:value-type="float">
            <text:p>1.493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0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589109677419" calcext:value-type="float">
            <text:p>1.635891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0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74864516129" calcext:value-type="float">
            <text:p>1.749748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0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53703225807" calcext:value-type="float">
            <text:p>1.7035370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0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98425806452" calcext:value-type="float">
            <text:p>1.606984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0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859111111111" calcext:value-type="float">
            <text:p>1.568591111111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0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045572413793" calcext:value-type="float">
            <text:p>1.570455724137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200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4673" calcext:value-type="float">
            <text:p>1.5746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199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862683870968" calcext:value-type="float">
            <text:p>1.598626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199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766090322581" calcext:value-type="float">
            <text:p>1.637660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199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439475" calcext:value-type="float">
            <text:p>1.63439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199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2688" calcext:value-type="float">
            <text:p>1.490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199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25806451613" calcext:value-type="float">
            <text:p>1.450258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199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410782608696" calcext:value-type="float">
            <text:p>1.7241078260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199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896180645161" calcext:value-type="float">
            <text:p>1.918961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199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31535483871" calcext:value-type="float">
            <text:p>1.810315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199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26167741936" calcext:value-type="float">
            <text:p>1.737261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199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51096774194" calcext:value-type="float">
            <text:p>1.728510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199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21848275862" calcext:value-type="float">
            <text:p>1.76121848275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199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150683870968" calcext:value-type="float">
            <text:p>1.781506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199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91785" calcext:value-type="float">
            <text:p>1.80917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199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99048" calcext:value-type="float">
            <text:p>1.879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199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552047058824" calcext:value-type="float">
            <text:p>1.945520470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199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5564" calcext:value-type="float">
            <text:p>1.845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199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456436363636" calcext:value-type="float">
            <text:p>1.74456436363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199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042675" calcext:value-type="float">
            <text:p>1.89042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199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296412903226" calcext:value-type="float">
            <text:p>1.912964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199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382606451613" calcext:value-type="float">
            <text:p>1.803826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199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592567741936" calcext:value-type="float">
            <text:p>1.715925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199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032556521739" calcext:value-type="float">
            <text:p>1.710325565217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199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5328" calcext:value-type="float">
            <text:p>1.73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199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55490909091" calcext:value-type="float">
            <text:p>1.703554909090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199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807716129032" calcext:value-type="float">
            <text:p>1.748077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199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118864516129" calcext:value-type="float">
            <text:p>1.841188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199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40206451613" calcext:value-type="float">
            <text:p>1.840402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199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97135483871" calcext:value-type="float">
            <text:p>2.00971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199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2065" calcext:value-type="float">
            <text:p>2.0332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199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03781818182" calcext:value-type="float">
            <text:p>2.069037818181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199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87184" calcext:value-type="float">
            <text:p>1.98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199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8976" calcext:value-type="float">
            <text:p>1.923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199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199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199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6768" calcext:value-type="float">
            <text:p>1.82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199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909685714286" calcext:value-type="float">
            <text:p>1.809096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199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388387096774" calcext:value-type="float">
            <text:p>1.823883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199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77935483871" calcext:value-type="float">
            <text:p>1.88779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199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91045" calcext:value-type="float">
            <text:p>1.97910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199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294657142857" calcext:value-type="float">
            <text:p>1.912946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199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4944" calcext:value-type="float">
            <text:p>1.847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199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199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80736" calcext:value-type="float">
            <text:p>1.808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199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29428571429" calcext:value-type="float">
            <text:p>1.810294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199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465883870968" calcext:value-type="float">
            <text:p>1.854658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199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58761290323" calcext:value-type="float">
            <text:p>1.911587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199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65848" calcext:value-type="float">
            <text:p>1.986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199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900104347826" calcext:value-type="float">
            <text:p>2.079001043478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199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69936" calcext:value-type="float">
            <text:p>2.056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199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134451612903" calcext:value-type="float">
            <text:p>2.031344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199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5876" calcext:value-type="float">
            <text:p>2.055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199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53066666667" calcext:value-type="float">
            <text:p>1.9175306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199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467261538462" calcext:value-type="float">
            <text:p>1.864672615384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199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3</text:p>
          </table:table-cell>
          <table:table-cell office:value-type="string" calcext:value-type="string">
            <text:p>199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78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752" meta:object-count="0"/>
    <meta:user-defined meta:name="AppVersion">3.0</meta:user-defined>
  </office:meta>
</office:document-meta>
</file>